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320000001E0B180EADA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weight="bold" style:font-weight-asian="bold" style:font-weight-complex="bold"/>
    </style:style>
    <style:style style:name="P3" style:family="paragraph"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fo:color="#ffffff" fo:font-size="6pt" fo:font-weight="bold" style:font-size-asian="6pt" style:font-weight-asian="bold" style:font-size-complex="6pt" style:font-weight-complex="bold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ffff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8.258cm" svg:height="16.955cm" svg:x="0cm" svg:y="0cm">
          <draw:image xlink:href="Pictures/1000000000000320000001E0B180EADA.png" xlink:type="simple" xlink:show="embed" xlink:actuate="onLoad">
            <text:p/>
          </draw:image>
        </draw:frame>
        <draw:rect draw:style-name="gr2" draw:text-style-name="P2" draw:layer="layout" svg:width="8.8cm" svg:height="1.6cm" svg:x="0.482cm" svg:y="1.7cm">
          <text:p text:style-name="P1"><text:span text:style-name="T1">STD_PUSHBT_TEL</text:span></text:p>
          <text:p text:style-name="P1"><text:span text:style-name="T1">RUN_python phone.py</text:span></text:p>
        </draw:rect>
        <draw:rect draw:style-name="gr2" draw:text-style-name="P3" draw:layer="layout" svg:width="7.5cm" svg:height="1.6cm" svg:x="0.5cm" svg:y="3.772cm">
          <text:p text:style-name="P1"><text:span text:style-name="T2">STD_PUSHBT_ASSIST</text:span></text:p>
          <text:p text:style-name="P1"><text:span text:style-name="T2">RUN_python assist.py</text:span></text:p>
        </draw:rect>
        <draw:rect draw:style-name="gr2" draw:text-style-name="P4" draw:layer="layout" svg:width="1.974cm" svg:height="1.372cm" svg:x="3.54cm" svg:y="15.184cm">
          <text:p text:style-name="P1"><text:span text:style-name="T3">STD_PUSHBT_SMS</text:span></text:p>
          <text:p text:style-name="P1"><text:span text:style-name="T3">RUN_python sms.py</text:span></text:p>
        </draw:rect>
        <draw:rect draw:style-name="gr2" draw:text-style-name="P4" draw:layer="layout" svg:width="1.974cm" svg:height="1.372cm" svg:x="0.54cm" svg:y="15.116cm">
          <text:p text:style-name="P1"><text:span text:style-name="T3">STD_PUSHBT_HOME</text:span></text:p>
          <text:p text:style-name="P1"><text:span text:style-name="T3">EMBD_QUITSCREEN</text:span></text:p>
        </draw:rect>
        <draw:rect draw:style-name="gr2" draw:text-style-name="P3" draw:layer="layout" svg:width="8.926cm" svg:height="1.6cm" svg:x="0.474cm" svg:y="12.032cm">
          <text:p text:style-name="P1"><text:span text:style-name="T2">STD_PUSHBT_PARAMS</text:span></text:p>
          <text:p text:style-name="P1"><text:span text:style-name="T2">RUN_python params.py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ct_20_without_20_fill" style:display-name="Object without fill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First_20_line_20_indent" style:display-name="First line indent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Heading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Heading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Heading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imension_20_Line" style:display-name="Dimension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urquoise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fo:font-family="'Arial Unicode MS'" style:font-family-generic="swiss" style:font-pitch="variable" fo:font-size="18pt" style:letter-kerning="true" style:font-family-asian="'Arial Unicode MS'" style:font-family-generic-asian="swiss" style:font-pitch-asian="variable" style:font-size-asian="18pt" style:font-family-complex="'Arial Unicode MS'" style:font-family-generic-complex="swiss" style:font-pitch-complex="variable" style:font-size-complex="18pt"/>
    </style:style>
    <style:style style:name="turquoise2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fo:font-family="'Arial Unicode MS'" style:font-family-generic="swiss" style:font-pitch="variable" fo:font-size="18pt" style:letter-kerning="true" style:font-family-asian="'Arial Unicode MS'" style:font-family-generic-asian="swiss" style:font-pitch-asian="variable" style:font-size-asian="18pt" style:font-family-complex="'Arial Unicode MS'" style:font-family-generic-complex="swiss" style:font-pitch-complex="variable" style:font-size-complex="18pt"/>
    </style:style>
    <style:style style:name="turquoise3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fo:font-family="'Arial Unicode MS'" style:font-family-generic="swiss" style:font-pitch="variable" fo:font-size="18pt" style:letter-kerning="true" style:font-family-asian="'Arial Unicode MS'" style:font-family-generic-asian="swiss" style:font-pitch-asian="variable" style:font-size-asian="18pt" style:font-family-complex="'Arial Unicode MS'" style:font-family-generic-complex="swiss" style:font-pitch-complex="variable" style:font-size-complex="18pt"/>
    </style:style>
    <style:style style:name="Subtitle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graphic">
      <style:paragraph-properties style:text-autospace="none"/>
      <style:text-properties style:letter-kerning="true"/>
    </style:style>
    <style:style style:name="Background" style:family="graphic">
      <style:paragraph-properties style:text-autospace="none"/>
      <style:text-properties style:letter-kerning="true"/>
    </style:style>
    <style:style style:name="Outline_20_1" style:display-name="Outline 1" style:family="graphic">
      <style:paragraph-properties fo:margin-top="0.8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31.5pt" fo:font-style="normal" fo:text-shadow="none" style:text-underline-style="none" fo:font-weight="normal" style:letter-kerning="true" style:font-family-asian="'Arial Unicode MS'" style:font-family-generic-asian="swiss" style:font-pitch-asian="variable" style:font-size-asian="31.5pt" style:font-style-asian="normal" style:font-weight-asian="normal" style:font-family-complex="'Arial Unicode M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graphic">
      <style:paragraph-properties fo:margin-top="0.706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Outline_20_3" style:display-name="Outline 3" style:family="graphic">
      <style:paragraph-properties fo:margin-top="0.529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Outline_20_4" style:display-name="Outline 4" style:family="graphic">
      <style:paragraph-properties fo:margin-top="0.351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5" style:display-name="Outline 5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6" style:display-name="Outline 6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7" style:display-name="Outline 7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8" style:display-name="Outline 8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9" style:display-name="Outline 9" style:family="graphic">
      <style:paragraph-properties fo:margin-top="0.178cm" fo:margin-bottom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bjet_20_sans_20_remplissage_20_et_20_sans_20_ligne" style:display-name="Objet sans remplissage et sans lig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FreeSans" style:font-family-generic="swiss" style:font-pitch="variable" fo:font-size="18pt" fo:font-style="normal" fo:text-shadow="none" style:text-underline-style="none" fo:font-weight="normal" style:letter-kerning="true" style:font-family-asian="FreeSans" style:font-family-generic-asian="swiss" style:font-pitch-asian="variable" style:font-size-asian="18pt" style:font-style-asian="normal" style:font-weight-asian="normal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28.222cm" fo:page-height="16.93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wéna LE YONDRE</meta:initial-creator>
    <meta:creation-date>2016-03-04T14:02:41</meta:creation-date>
    <dc:date>2016-03-04T23:14:47</dc:date>
    <dc:creator>Gwéna LE YONDRE</dc:creator>
    <meta:editing-duration>PT2H10M12S</meta:editing-duration>
    <meta:editing-cycles>29</meta:editing-cycles>
    <meta:generator>OpenOffice/4.1.2$Unix OpenOffice.org_project/412m3$Build-9782</meta:generator>
    <meta:document-statistic meta:object-count="6"/>
  </office:meta>
</office:document-meta>
</file>